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知的">
            <text:p>知的</text:p>
          </table:table-cell>
          <table:table-cell office:value-type="string" office:value="ちてき">
            <text:p>ちてき</text:p>
          </table:table-cell>
          <table:table-cell office:value-type="string" office:value="intelligent">
            <text:p>intellig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すごく知的な人です。">
            <text:p>彼はすごく知的な人です。</text:p>
          </table:table-cell>
          <table:table-cell office:value-type="string" office:value="かれ は すごく ちてきな ひと です。">
            <text:p>かれ は すごく ちてきな ひと です。</text:p>
          </table:table-cell>
          <table:table-cell office:value-type="string" office:value="He's very intelligent.">
            <text:p>He's very intellig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実">
            <text:p>真実</text:p>
          </table:table-cell>
          <table:table-cell office:value-type="string" office:value="しんじつ">
            <text:p>しんじつ</text:p>
          </table:table-cell>
          <table:table-cell office:value-type="string" office:value="true fact">
            <text:p>true fa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真実は一つです。">
            <text:p>真実は一つです。</text:p>
          </table:table-cell>
          <table:table-cell office:value-type="string" office:value="しんじつ は ひとつ です。">
            <text:p>しんじつ は ひとつ です。</text:p>
          </table:table-cell>
          <table:table-cell office:value-type="string" office:value="There is only one true fact.">
            <text:p>There is only one true fa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場">
            <text:p>相場</text:p>
          </table:table-cell>
          <table:table-cell office:value-type="string" office:value="そうば">
            <text:p>そうば</text:p>
          </table:table-cell>
          <table:table-cell office:value-type="string" office:value="market price">
            <text:p>market pr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辺りの家賃の相場はいくらですか。">
            <text:p>この辺りの家賃の相場はいくらですか。</text:p>
          </table:table-cell>
          <table:table-cell office:value-type="string" office:value="この あたり の やちん の そうば は いくら です か。">
            <text:p>この あたり の やちん の そうば は いくら です か。</text:p>
          </table:table-cell>
          <table:table-cell office:value-type="string" office:value="What is the market rent around here?">
            <text:p>What is the market rent around he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拒否">
            <text:p>拒否</text:p>
          </table:table-cell>
          <table:table-cell office:value-type="string" office:value="きょひ">
            <text:p>きょひ</text:p>
          </table:table-cell>
          <table:table-cell office:value-type="string" office:value="rejection">
            <text:p>rej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出席を拒否した。">
            <text:p>彼女は出席を拒否した。</text:p>
          </table:table-cell>
          <table:table-cell office:value-type="string" office:value="かのじょ は しゅっせき を きょひ した。">
            <text:p>かのじょ は しゅっせき を きょひ した。</text:p>
          </table:table-cell>
          <table:table-cell office:value-type="string" office:value="She refused to attend.">
            <text:p>She refused to att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防衛">
            <text:p>防衛</text:p>
          </table:table-cell>
          <table:table-cell office:value-type="string" office:value="ぼうえい">
            <text:p>ぼうえい</text:p>
          </table:table-cell>
          <table:table-cell office:value-type="string" office:value="defense, protection">
            <text:p>defense, prot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チャンピオンがタイトルを防衛した。">
            <text:p>チャンピオンがタイトルを防衛した。</text:p>
          </table:table-cell>
          <table:table-cell office:value-type="string" office:value="チャンピオン が タイトル を ぼうえい した。">
            <text:p>チャンピオン が タイトル を ぼうえい した。</text:p>
          </table:table-cell>
          <table:table-cell office:value-type="string" office:value="The champion defended his title.">
            <text:p>The champion defended his ti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やら">
            <text:p>どうやら</text:p>
          </table:table-cell>
          <table:table-cell office:value-type="string" office:value="どうやら">
            <text:p>どうやら</text:p>
          </table:table-cell>
          <table:table-cell office:value-type="string" office:value="looks like, apparently">
            <text:p>looks like, appare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明日はどうやら雨らしいよ。">
            <text:p>明日はどうやら雨らしいよ。</text:p>
          </table:table-cell>
          <table:table-cell office:value-type="string" office:value="あした は どうやら あめ らしい よ。">
            <text:p>あした は どうやら あめ らしい よ。</text:p>
          </table:table-cell>
          <table:table-cell office:value-type="string" office:value="It looks like it's going to rain tomorrow.">
            <text:p>It looks like it's going to rain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収集">
            <text:p>収集</text:p>
          </table:table-cell>
          <table:table-cell office:value-type="string" office:value="しゅうしゅう">
            <text:p>しゅうしゅう</text:p>
          </table:table-cell>
          <table:table-cell office:value-type="string" office:value="collection, gathering">
            <text:p>collection, gath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趣味は切手収集です。">
            <text:p>彼の趣味は切手収集です。</text:p>
          </table:table-cell>
          <table:table-cell office:value-type="string" office:value="かれ の しゅみ は きって しゅうしゅう です。">
            <text:p>かれ の しゅみ は きって しゅうしゅう です。</text:p>
          </table:table-cell>
          <table:table-cell office:value-type="string" office:value="His hobby is collecting stamps.">
            <text:p>His hobby is collecting stam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各種">
            <text:p>各種</text:p>
          </table:table-cell>
          <table:table-cell office:value-type="string" office:value="かくしゅ">
            <text:p>かくしゅ</text:p>
          </table:table-cell>
          <table:table-cell office:value-type="string" office:value="each kind, various">
            <text:p>each kind, vario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書館には各種の雑誌がそろっています。">
            <text:p>図書館には各種の雑誌がそろっています。</text:p>
          </table:table-cell>
          <table:table-cell office:value-type="string" office:value="としょかん に は かくしゅ の ざっし が そろって います。">
            <text:p>としょかん に は かくしゅ の ざっし が そろって います。</text:p>
          </table:table-cell>
          <table:table-cell office:value-type="string" office:value="There are various magazines in the library.">
            <text:p>There are various magazines in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根本">
            <text:p>根本</text:p>
          </table:table-cell>
          <table:table-cell office:value-type="string" office:value="こんぽん">
            <text:p>こんぽん</text:p>
          </table:table-cell>
          <table:table-cell office:value-type="string" office:value="basis, root">
            <text:p>basis, ro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問題の根本を見直しましょう。">
            <text:p>問題の根本を見直しましょう。</text:p>
          </table:table-cell>
          <table:table-cell office:value-type="string" office:value="もんだい の こんぽん を みなおしましょう。">
            <text:p>もんだい の こんぽん を みなおしましょう。</text:p>
          </table:table-cell>
          <table:table-cell office:value-type="string" office:value="Let's get to the root of the problem.">
            <text:p>Let's get to the root of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体">
            <text:p>主体</text:p>
          </table:table-cell>
          <table:table-cell office:value-type="string" office:value="しゅたい">
            <text:p>しゅたい</text:p>
          </table:table-cell>
          <table:table-cell office:value-type="string" office:value="agent, main constituent">
            <text:p>agent, main constitu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治は国民主体であるべきです。">
            <text:p>政治は国民主体であるべきです。</text:p>
          </table:table-cell>
          <table:table-cell office:value-type="string" office:value="せいじ は こくみん しゅたい で ある べき です。">
            <text:p>せいじ は こくみん しゅたい で ある べき です。</text:p>
          </table:table-cell>
          <table:table-cell office:value-type="string" office:value="The government should be for the people.">
            <text:p>The government should be for the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る">
            <text:p>経る</text:p>
          </table:table-cell>
          <table:table-cell office:value-type="string" office:value="へる">
            <text:p>へる</text:p>
          </table:table-cell>
          <table:table-cell office:value-type="string" office:value="go through, undergo">
            <text:p>go through, underg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新聞記者を経て作家になりました。">
            <text:p>彼は新聞記者を経て作家になりました。</text:p>
          </table:table-cell>
          <table:table-cell office:value-type="string" office:value="かれ は しんぶん きしゃ を へて さっか に なりました。">
            <text:p>かれ は しんぶん きしゃ を へて さっか に なりました。</text:p>
          </table:table-cell>
          <table:table-cell office:value-type="string" office:value="He became a writer after working as a journalist.">
            <text:p>He became a writer after working as a journ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通">
            <text:p>流通</text:p>
          </table:table-cell>
          <table:table-cell office:value-type="string" office:value="りゅうつう">
            <text:p>りゅうつう</text:p>
          </table:table-cell>
          <table:table-cell office:value-type="string" office:value="circulation, distribution">
            <text:p>circulation, distrib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流通の仕組みを勉強しましょう。">
            <text:p>今日は流通の仕組みを勉強しましょう。</text:p>
          </table:table-cell>
          <table:table-cell office:value-type="string" office:value="きょう は りゅうつう の しくみ を べんきょう しましょう。">
            <text:p>きょう は りゅうつう の しくみ を べんきょう しましょう。</text:p>
          </table:table-cell>
          <table:table-cell office:value-type="string" office:value="Let's study the distribution mechanism today.">
            <text:p>Let's study the distribution mechanis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請">
            <text:p>要請</text:p>
          </table:table-cell>
          <table:table-cell office:value-type="string" office:value="ようせい">
            <text:p>ようせい</text:p>
          </table:table-cell>
          <table:table-cell office:value-type="string" office:value="request, demand">
            <text:p>request, dema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の政府は各国に支援を要請した。">
            <text:p>その国の政府は各国に支援を要請した。</text:p>
          </table:table-cell>
          <table:table-cell office:value-type="string" office:value="その くに の せいふ は かっこく に しえん を ようせい した。">
            <text:p>その くに の せいふ は かっこく に しえん を ようせい した。</text:p>
          </table:table-cell>
          <table:table-cell office:value-type="string" office:value="The government of that country requested aid from other nations.">
            <text:p>The government of that country requested aid from other n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廃止">
            <text:p>廃止</text:p>
          </table:table-cell>
          <table:table-cell office:value-type="string" office:value="はいし">
            <text:p>はいし</text:p>
          </table:table-cell>
          <table:table-cell office:value-type="string" office:value="abolishment">
            <text:p>abolish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制度は廃止されました。">
            <text:p>その制度は廃止されました。</text:p>
          </table:table-cell>
          <table:table-cell office:value-type="string" office:value="その せいど は はいし されました。">
            <text:p>その せいど は はいし されました。</text:p>
          </table:table-cell>
          <table:table-cell office:value-type="string" office:value="The system was abolished.">
            <text:p>The system was abo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定">
            <text:p>確定</text:p>
          </table:table-cell>
          <table:table-cell office:value-type="string" office:value="かくてい">
            <text:p>かくてい</text:p>
          </table:table-cell>
          <table:table-cell office:value-type="string" office:value="(final) decision">
            <text:p>(final) dec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合の代表メンバーが確定した。">
            <text:p>試合の代表メンバーが確定した。</text:p>
          </table:table-cell>
          <table:table-cell office:value-type="string" office:value="しあい の だいひょう メンバー が かくてい した。">
            <text:p>しあい の だいひょう メンバー が かくてい した。</text:p>
          </table:table-cell>
          <table:table-cell office:value-type="string" office:value="The team members of the game have been decided.">
            <text:p>The team members of the game have been deci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り返る">
            <text:p>振り返る</text:p>
          </table:table-cell>
          <table:table-cell office:value-type="string" office:value="ふりかえる">
            <text:p>ふりかえる</text:p>
          </table:table-cell>
          <table:table-cell office:value-type="string" office:value="turn one's head, look back on">
            <text:p>turn one's head, look back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学生時代を懐かしく振り返ったんだ。">
            <text:p>学生時代を懐かしく振り返ったんだ。</text:p>
          </table:table-cell>
          <table:table-cell office:value-type="string" office:value="がくせい じだい を なつかしく ふりかえった ん だ。">
            <text:p>がくせい じだい を なつかしく ふりかえった ん だ。</text:p>
          </table:table-cell>
          <table:table-cell office:value-type="string" office:value="I looked back on my school days fondly.">
            <text:p>I looked back on my school days fon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退職">
            <text:p>退職</text:p>
          </table:table-cell>
          <table:table-cell office:value-type="string" office:value="たいしょく">
            <text:p>たいしょく</text:p>
          </table:table-cell>
          <table:table-cell office:value-type="string" office:value="retirement, quitting a job">
            <text:p>retirement, quitting a job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今月いっぱいで退職します。">
            <text:p>私は今月いっぱいで退職します。</text:p>
          </table:table-cell>
          <table:table-cell office:value-type="string" office:value="わたし は こんげつ いっぱい で たいしょく します。">
            <text:p>わたし は こんげつ いっぱい で たいしょく します。</text:p>
          </table:table-cell>
          <table:table-cell office:value-type="string" office:value="I'm quitting my job at the end of this month.">
            <text:p>I'm quitting my job at the end of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殺人">
            <text:p>殺人</text:p>
          </table:table-cell>
          <table:table-cell office:value-type="string" office:value="さつじん">
            <text:p>さつじん</text:p>
          </table:table-cell>
          <table:table-cell office:value-type="string" office:value="murder, homicide">
            <text:p>murder, homic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殺人事件は白昼に起こったんだ。">
            <text:p>その殺人事件は白昼に起こったんだ。</text:p>
          </table:table-cell>
          <table:table-cell office:value-type="string" office:value="その さつじん じけん は はくちゅう に おこった ん だ。">
            <text:p>その さつじん じけん は はくちゅう に おこった ん だ。</text:p>
          </table:table-cell>
          <table:table-cell office:value-type="string" office:value="The murder was committed during daylight.">
            <text:p>The murder was committed during day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はや">
            <text:p>もはや</text:p>
          </table:table-cell>
          <table:table-cell office:value-type="string" office:value="もはや">
            <text:p>もはや</text:p>
          </table:table-cell>
          <table:table-cell office:value-type="string" office:value="already, no longer">
            <text:p>already, no long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はや彼の助けは必要じゃないの。">
            <text:p>もはや彼の助けは必要じゃないの。</text:p>
          </table:table-cell>
          <table:table-cell office:value-type="string" office:value="もはや かれ の たすけ は ひつよう じゃ ない の。">
            <text:p>もはや かれ の たすけ は ひつよう じゃ ない の。</text:p>
          </table:table-cell>
          <table:table-cell office:value-type="string" office:value="I no longer need his help.">
            <text:p>I no longer need his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かす">
            <text:p>生かす</text:p>
          </table:table-cell>
          <table:table-cell office:value-type="string" office:value="いかす">
            <text:p>いかす</text:p>
          </table:table-cell>
          <table:table-cell office:value-type="string" office:value="apply, make use of">
            <text:p>apply, make use o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語学力を仕事に生かしているね。">
            <text:p>彼女は語学力を仕事に生かしているね。</text:p>
          </table:table-cell>
          <table:table-cell office:value-type="string" office:value="かのじょ は ごがく りょく を しごと に いかして いる ね。">
            <text:p>かのじょ は ごがく りょく を しごと に いかして いる ね。</text:p>
          </table:table-cell>
          <table:table-cell office:value-type="string" office:value="She's making use of her language skills in her job.">
            <text:p>She's making use of her language skills in her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勝">
            <text:p>決勝</text:p>
          </table:table-cell>
          <table:table-cell office:value-type="string" office:value="けっしょう">
            <text:p>けっしょう</text:p>
          </table:table-cell>
          <table:table-cell office:value-type="string" office:value="final game, championship">
            <text:p>final game, champion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たちは頑張って決勝まで進んだよ。">
            <text:p>僕たちは頑張って決勝まで進んだよ。</text:p>
          </table:table-cell>
          <table:table-cell office:value-type="string" office:value="ぼく たち は がんばって けっしょう まで すすんだ よ。">
            <text:p>ぼく たち は がんばって けっしょう まで すすんだ よ。</text:p>
          </table:table-cell>
          <table:table-cell office:value-type="string" office:value="We worked hard and advanced to the finals.">
            <text:p>We worked hard and advanced to the fin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属">
            <text:p>所属</text:p>
          </table:table-cell>
          <table:table-cell office:value-type="string" office:value="しょぞく">
            <text:p>しょぞく</text:p>
          </table:table-cell>
          <table:table-cell office:value-type="string" office:value="belonging, affiliation">
            <text:p>belonging, affili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校では音楽部に所属していました。">
            <text:p>学校では音楽部に所属していました。</text:p>
          </table:table-cell>
          <table:table-cell office:value-type="string" office:value="がっこう で は おんがく ぶ に しょぞく して いました。">
            <text:p>がっこう で は おんがく ぶ に しょぞく して いました。</text:p>
          </table:table-cell>
          <table:table-cell office:value-type="string" office:value="I used to be a member of the music club at school.">
            <text:p>I used to be a member of the music club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演じる">
            <text:p>演じる</text:p>
          </table:table-cell>
          <table:table-cell office:value-type="string" office:value="えんじる">
            <text:p>えんじる</text:p>
          </table:table-cell>
          <table:table-cell office:value-type="string" office:value="perform, play">
            <text:p>perform, pl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よく刑事の役を演じるね。">
            <text:p>彼はよく刑事の役を演じるね。</text:p>
          </table:table-cell>
          <table:table-cell office:value-type="string" office:value="かれ は よく けいじ の やく を えんじる ね。">
            <text:p>かれ は よく けいじ の やく を えんじる ね。</text:p>
          </table:table-cell>
          <table:table-cell office:value-type="string" office:value="He often plays a detective.">
            <text:p>He often plays a det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帯">
            <text:p>帯</text:p>
          </table:table-cell>
          <table:table-cell office:value-type="string" office:value="おび">
            <text:p>おび</text:p>
          </table:table-cell>
          <table:table-cell office:value-type="string" office:value="belt, sash">
            <text:p>belt, sa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帯は長すぎます。">
            <text:p>この帯は長すぎます。</text:p>
          </table:table-cell>
          <table:table-cell office:value-type="string" office:value="この おび は なが すぎます。">
            <text:p>この おび は なが すぎます。</text:p>
          </table:table-cell>
          <table:table-cell office:value-type="string" office:value="This sash is too long.">
            <text:p>This sash is too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応募">
            <text:p>応募</text:p>
          </table:table-cell>
          <table:table-cell office:value-type="string" office:value="おうぼ">
            <text:p>おうぼ</text:p>
          </table:table-cell>
          <table:table-cell office:value-type="string" office:value="application (for a job, etc.)">
            <text:p>application (for a job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求人に多数の応募があった。">
            <text:p>求人に多数の応募があった。</text:p>
          </table:table-cell>
          <table:table-cell office:value-type="string" office:value="きゅうじん に たすう の おうぼ が あった。">
            <text:p>きゅうじん に たすう の おうぼ が あった。</text:p>
          </table:table-cell>
          <table:table-cell office:value-type="string" office:value="There were a lot of applications for the job opening.">
            <text:p>There were a lot of applications for the job op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枠">
            <text:p>枠</text:p>
          </table:table-cell>
          <table:table-cell office:value-type="string" office:value="わく">
            <text:p>わく</text:p>
          </table:table-cell>
          <table:table-cell office:value-type="string" office:value="frame, limit">
            <text:p>frame, 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枠の中に答えを書いてください。">
            <text:p>枠の中に答えを書いてください。</text:p>
          </table:table-cell>
          <table:table-cell office:value-type="string" office:value="わく の なか に こたえ を かいて ください。">
            <text:p>わく の なか に こたえ を かいて ください。</text:p>
          </table:table-cell>
          <table:table-cell office:value-type="string" office:value="Please write your answer in the box.">
            <text:p>Please write your answer in th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情勢">
            <text:p>情勢</text:p>
          </table:table-cell>
          <table:table-cell office:value-type="string" office:value="じょうせい">
            <text:p>じょうせい</text:p>
          </table:table-cell>
          <table:table-cell office:value-type="string" office:value="state of things, situation">
            <text:p>state of things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世界情勢を知るために毎日ニュースを見る。">
            <text:p>私は世界情勢を知るために毎日ニュースを見る。</text:p>
          </table:table-cell>
          <table:table-cell office:value-type="string" office:value="わたし は せかい じょうせい を しる ため に まいにち ニュース を みる。">
            <text:p>わたし は せかい じょうせい を しる ため に まいにち ニュース を みる。</text:p>
          </table:table-cell>
          <table:table-cell office:value-type="string" office:value="I watch news everyday to learn about the state of world affairs.">
            <text:p>I watch news everyday to learn about the state of world aff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会">
            <text:p>総会</text:p>
          </table:table-cell>
          <table:table-cell office:value-type="string" office:value="そうかい">
            <text:p>そうかい</text:p>
          </table:table-cell>
          <table:table-cell office:value-type="string" office:value="general meeting">
            <text:p>general mee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の総会は東京で行われます。">
            <text:p>来月の総会は東京で行われます。</text:p>
          </table:table-cell>
          <table:table-cell office:value-type="string" office:value="らいげつ の そうかい は とうきょう で おこなわれます。">
            <text:p>らいげつ の そうかい は とうきょう で おこなわれます。</text:p>
          </table:table-cell>
          <table:table-cell office:value-type="string" office:value="The general meeting next month will be held in Tokyo.">
            <text:p>The general meeting next month will be held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揮">
            <text:p>指揮</text:p>
          </table:table-cell>
          <table:table-cell office:value-type="string" office:value="しき">
            <text:p>しき</text:p>
          </table:table-cell>
          <table:table-cell office:value-type="string" office:value="command, initiative">
            <text:p>command, initiati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がそのプロジェクトの指揮を取ったの。">
            <text:p>彼がそのプロジェクトの指揮を取ったの。</text:p>
          </table:table-cell>
          <table:table-cell office:value-type="string" office:value="かれ が その プロジェクト の しき を とった の。">
            <text:p>かれ が その プロジェクト の しき を とった の。</text:p>
          </table:table-cell>
          <table:table-cell office:value-type="string" office:value="He took the initiative in the project.">
            <text:p>He took the initiative in the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まる">
            <text:p>高まる</text:p>
          </table:table-cell>
          <table:table-cell office:value-type="string" office:value="たかまる">
            <text:p>たかまる</text:p>
          </table:table-cell>
          <table:table-cell office:value-type="string" office:value="increase, intensify">
            <text:p>increase, intensif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計画に対する反対の声が高まっているわ。">
            <text:p>その計画に対する反対の声が高まっているわ。</text:p>
          </table:table-cell>
          <table:table-cell office:value-type="string" office:value="その けいかく に たいする はんたい の こえ が たかまって いる わ。">
            <text:p>その けいかく に たいする はんたい の こえ が たかまって いる わ。</text:p>
          </table:table-cell>
          <table:table-cell office:value-type="string" office:value="Opposition to the plan has been intensified.">
            <text:p>Opposition to the plan has been intensif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信">
            <text:p>確信</text:p>
          </table:table-cell>
          <table:table-cell office:value-type="string" office:value="かくしん">
            <text:p>かくしん</text:p>
          </table:table-cell>
          <table:table-cell office:value-type="string" office:value="firm belief, convincement">
            <text:p>firm belief, convinc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彼の成功を確信しています。">
            <text:p>私は彼の成功を確信しています。</text:p>
          </table:table-cell>
          <table:table-cell office:value-type="string" office:value="わたし は かれ の せいこう を かくしん して います。">
            <text:p>わたし は かれ の せいこう を かくしん して います。</text:p>
          </table:table-cell>
          <table:table-cell office:value-type="string" office:value="I'm convinced of his success.">
            <text:p>I'm convinced of his succ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演">
            <text:p>公演</text:p>
          </table:table-cell>
          <table:table-cell office:value-type="string" office:value="こうえん">
            <text:p>こうえん</text:p>
          </table:table-cell>
          <table:table-cell office:value-type="string" office:value="public performance">
            <text:p>public perform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の海外公演が発表されたよ。">
            <text:p>彼らの海外公演が発表されたよ。</text:p>
          </table:table-cell>
          <table:table-cell office:value-type="string" office:value="かれら の かいがい こうえん が はっぴょう された よ。">
            <text:p>かれら の かいがい こうえん が はっぴょう された よ。</text:p>
          </table:table-cell>
          <table:table-cell office:value-type="string" office:value="They have announced that they will perform overseas.">
            <text:p>They have announced that they will perform overs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当">
            <text:p>正当</text:p>
          </table:table-cell>
          <table:table-cell office:value-type="string" office:value="せいとう">
            <text:p>せいとう</text:p>
          </table:table-cell>
          <table:table-cell office:value-type="string" office:value="legitimate, valid">
            <text:p>legitimate, val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は正当な要求です。">
            <text:p>これは正当な要求です。</text:p>
          </table:table-cell>
          <table:table-cell office:value-type="string" office:value="これ は せいとうな ようきゅう です。">
            <text:p>これ は せいとうな ようきゅう です。</text:p>
          </table:table-cell>
          <table:table-cell office:value-type="string" office:value="This is a legitimate claim.">
            <text:p>This is a legitimate cla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主">
            <text:p>自主</text:p>
          </table:table-cell>
          <table:table-cell office:value-type="string" office:value="じしゅ">
            <text:p>じしゅ</text:p>
          </table:table-cell>
          <table:table-cell office:value-type="string" office:value="independence, autonomy">
            <text:p>independence, autonom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選手は自主トレーニングを始めた。">
            <text:p>その選手は自主トレーニングを始めた。</text:p>
          </table:table-cell>
          <table:table-cell office:value-type="string" office:value="その せんしゅ は じしゅ トレーニング を はじめた。">
            <text:p>その せんしゅ は じしゅ トレーニング を はじめた。</text:p>
          </table:table-cell>
          <table:table-cell office:value-type="string" office:value="The athlete started training on her own.">
            <text:p>The athlete started training on her 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ット">
            <text:p>カット</text:p>
          </table:table-cell>
          <table:table-cell office:value-type="string" office:value="カット">
            <text:p>カット</text:p>
          </table:table-cell>
          <table:table-cell office:value-type="string" office:value="cut (loan word)">
            <text:p>cut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市長がテープをカットした。">
            <text:p>市長がテープをカットした。</text:p>
          </table:table-cell>
          <table:table-cell office:value-type="string" office:value="しちょう が テープ を カット した。">
            <text:p>しちょう が テープ を カット した。</text:p>
          </table:table-cell>
          <table:table-cell office:value-type="string" office:value="The mayor cut the tape.">
            <text:p>The mayor cut the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たす">
            <text:p>満たす</text:p>
          </table:table-cell>
          <table:table-cell office:value-type="string" office:value="みたす">
            <text:p>みたす</text:p>
          </table:table-cell>
          <table:table-cell office:value-type="string" office:value="fill (something), fulfill (a requirement, etc.)">
            <text:p>fill (something), fulfill (a requirement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応募の条件を満たしていない。">
            <text:p>彼は応募の条件を満たしていない。</text:p>
          </table:table-cell>
          <table:table-cell office:value-type="string" office:value="かれ は おうぼ の じょうけん を みたして いない。">
            <text:p>かれ は おうぼ の じょうけん を みたして いない。</text:p>
          </table:table-cell>
          <table:table-cell office:value-type="string" office:value="He doesn't meet the application requirements.">
            <text:p>He doesn't meet the application require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">
            <text:p>悪</text:p>
          </table:table-cell>
          <table:table-cell office:value-type="string" office:value="あく">
            <text:p>あく</text:p>
          </table:table-cell>
          <table:table-cell office:value-type="string" office:value="evil, badness">
            <text:p>evil, ba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悪を憎んでいます。">
            <text:p>彼は悪を憎んでいます。</text:p>
          </table:table-cell>
          <table:table-cell office:value-type="string" office:value="かれ は あく を にくんで います。">
            <text:p>かれ は あく を にくんで います。</text:p>
          </table:table-cell>
          <table:table-cell office:value-type="string" office:value="He hates evil.">
            <text:p>He hates ev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命">
            <text:p>運命</text:p>
          </table:table-cell>
          <table:table-cell office:value-type="string" office:value="うんめい">
            <text:p>うんめい</text:p>
          </table:table-cell>
          <table:table-cell office:value-type="string" office:value="fate, destiny">
            <text:p>fate, desti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命には逆らえないよ。">
            <text:p>運命には逆らえないよ。</text:p>
          </table:table-cell>
          <table:table-cell office:value-type="string" office:value="うんめい に は さからえない よ。">
            <text:p>うんめい に は さからえない よ。</text:p>
          </table:table-cell>
          <table:table-cell office:value-type="string" office:value="You can't go against fate.">
            <text:p>You can't go against f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個々">
            <text:p>個々</text:p>
          </table:table-cell>
          <table:table-cell office:value-type="string" office:value="ここ">
            <text:p>ここ</text:p>
          </table:table-cell>
          <table:table-cell office:value-type="string" office:value="each, individual">
            <text:p>each, individu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個々の問題を解決しましょう。">
            <text:p>個々の問題を解決しましょう。</text:p>
          </table:table-cell>
          <table:table-cell office:value-type="string" office:value="ここ の もんだい を かいけつ しましょう。">
            <text:p>ここ の もんだい を かいけつ しましょう。</text:p>
          </table:table-cell>
          <table:table-cell office:value-type="string" office:value="Let's solve individual problems.">
            <text:p>Let's solve individual probl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費">
            <text:p>経費</text:p>
          </table:table-cell>
          <table:table-cell office:value-type="string" office:value="けいひ">
            <text:p>けいひ</text:p>
          </table:table-cell>
          <table:table-cell office:value-type="string" office:value="expense">
            <text:p>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からは経費を節約しましょう。">
            <text:p>これからは経費を節約しましょう。</text:p>
          </table:table-cell>
          <table:table-cell office:value-type="string" office:value="これから は けいひ を せつやく しましょう。">
            <text:p>これから は けいひ を せつやく しましょう。</text:p>
          </table:table-cell>
          <table:table-cell office:value-type="string" office:value="Let's cut back on expenses from now on.">
            <text:p>Let's cut back on expenses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象徴">
            <text:p>象徴</text:p>
          </table:table-cell>
          <table:table-cell office:value-type="string" office:value="しょうちょう">
            <text:p>しょうちょう</text:p>
          </table:table-cell>
          <table:table-cell office:value-type="string" office:value="symbol, icon">
            <text:p>symbol, ic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天皇は日本国の象徴です。">
            <text:p>天皇は日本国の象徴です。</text:p>
          </table:table-cell>
          <table:table-cell office:value-type="string" office:value="てんのう は にほんこく の しょうちょう です。">
            <text:p>てんのう は にほんこく の しょうちょう です。</text:p>
          </table:table-cell>
          <table:table-cell office:value-type="string" office:value="The emperor is a symbol of Japan.">
            <text:p>The emperor is a symbol of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圧力">
            <text:p>圧力</text:p>
          </table:table-cell>
          <table:table-cell office:value-type="string" office:value="あつりょく">
            <text:p>あつりょく</text:p>
          </table:table-cell>
          <table:table-cell office:value-type="string" office:value="pressure">
            <text:p>pres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相手会社から強い圧力がかかった。">
            <text:p>相手会社から強い圧力がかかった。</text:p>
          </table:table-cell>
          <table:table-cell office:value-type="string" office:value="あいて がいしゃ から つよい あつりょく が かかった。">
            <text:p>あいて がいしゃ から つよい あつりょく が かかった。</text:p>
          </table:table-cell>
          <table:table-cell office:value-type="string" office:value="The other company has put a lot of pressure on us.">
            <text:p>The other company has put a lot of pressure on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用">
            <text:p>作用</text:p>
          </table:table-cell>
          <table:table-cell office:value-type="string" office:value="さよう">
            <text:p>さよう</text:p>
          </table:table-cell>
          <table:table-cell office:value-type="string" office:value="effect, acting on">
            <text:p>effect, acting 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薬は神経に作用します。">
            <text:p>この薬は神経に作用します。</text:p>
          </table:table-cell>
          <table:table-cell office:value-type="string" office:value="この くすり は しんけい に さよう します。">
            <text:p>この くすり は しんけい に さよう します。</text:p>
          </table:table-cell>
          <table:table-cell office:value-type="string" office:value="This medicine acts on the nerves.">
            <text:p>This medicine acts on the ner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盛り上がる">
            <text:p>盛り上がる</text:p>
          </table:table-cell>
          <table:table-cell office:value-type="string" office:value="もりあがる">
            <text:p>もりあがる</text:p>
          </table:table-cell>
          <table:table-cell office:value-type="string" office:value="become lively, get excited">
            <text:p>become lively, get exci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夜のパーティーはとても盛り上がったな。">
            <text:p>昨夜のパーティーはとても盛り上がったな。</text:p>
          </table:table-cell>
          <table:table-cell office:value-type="string" office:value="さくや の パーティー は とても もりあがった な。">
            <text:p>さくや の パーティー は とても もりあがった な。</text:p>
          </table:table-cell>
          <table:table-cell office:value-type="string" office:value="The party last night was very exciting.">
            <text:p>The party last night was very exci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幹部">
            <text:p>幹部</text:p>
          </table:table-cell>
          <table:table-cell office:value-type="string" office:value="かんぶ">
            <text:p>かんぶ</text:p>
          </table:table-cell>
          <table:table-cell office:value-type="string" office:value="leader, executive">
            <text:p>leader, execu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会社の幹部はみんなとても優秀だね。">
            <text:p>あの会社の幹部はみんなとても優秀だね。</text:p>
          </table:table-cell>
          <table:table-cell office:value-type="string" office:value="あの かいしゃ の かんぶ は みんな とても ゆうしゅう だ ね 。">
            <text:p>あの かいしゃ の かんぶ は みんな とても ゆうしゅう だ ね 。</text:p>
          </table:table-cell>
          <table:table-cell office:value-type="string" office:value="The leaders in that company are all exceptional.">
            <text:p>The leaders in that company are all except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通し">
            <text:p>見通し</text:p>
          </table:table-cell>
          <table:table-cell office:value-type="string" office:value="みとおし">
            <text:p>みとおし</text:p>
          </table:table-cell>
          <table:table-cell office:value-type="string" office:value="prospect">
            <text:p>prosp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の見通しがたたない。">
            <text:p>仕事の見通しがたたない。</text:p>
          </table:table-cell>
          <table:table-cell office:value-type="string" office:value="しごと の みとおし が たたない。">
            <text:p>しごと の みとおし が たたない。</text:p>
          </table:table-cell>
          <table:table-cell office:value-type="string" office:value="There's no prospect for my work.">
            <text:p>There's no prospect for my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導く">
            <text:p>導く</text:p>
          </table:table-cell>
          <table:table-cell office:value-type="string" office:value="みちびく">
            <text:p>みちびく</text:p>
          </table:table-cell>
          <table:table-cell office:value-type="string" office:value="guide, lead">
            <text:p>guide, lea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は私たちを導いてくれます。">
            <text:p>先生は私たちを導いてくれます。</text:p>
          </table:table-cell>
          <table:table-cell office:value-type="string" office:value="せんせい は わたし たち を みちびいて くれます。">
            <text:p>せんせい は わたし たち を みちびいて くれます。</text:p>
          </table:table-cell>
          <table:table-cell office:value-type="string" office:value="The teacher guides us.">
            <text:p>The teacher guides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出">
            <text:p>進出</text:p>
          </table:table-cell>
          <table:table-cell office:value-type="string" office:value="しんしゅつ">
            <text:p>しんしゅつ</text:p>
          </table:table-cell>
          <table:table-cell office:value-type="string" office:value="advancement, foray">
            <text:p>advancement, fora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手チェーン店が進出している。">
            <text:p>大手チェーン店が進出している。</text:p>
          </table:table-cell>
          <table:table-cell office:value-type="string" office:value="おおて チェーン てん が しんしゅつ して いる。">
            <text:p>おおて チェーン てん が しんしゅつ して いる。</text:p>
          </table:table-cell>
          <table:table-cell office:value-type="string" office:value="The major chain store is expanding.">
            <text:p>The major chain store is exp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格差">
            <text:p>格差</text:p>
          </table:table-cell>
          <table:table-cell office:value-type="string" office:value="かくさ">
            <text:p>かくさ</text:p>
          </table:table-cell>
          <table:table-cell office:value-type="string" office:value="gap, disparity">
            <text:p>gap, dispa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貧富の格差が大きくなっている。">
            <text:p>貧富の格差が大きくなっている。</text:p>
          </table:table-cell>
          <table:table-cell office:value-type="string" office:value="ひんぷ の かくさ が おおきく なって いる。">
            <text:p>ひんぷ の かくさ が おおきく なって いる。</text:p>
          </table:table-cell>
          <table:table-cell office:value-type="string" office:value="The gap between rich and poor is getting bigger.">
            <text:p>The gap between rich and poor is getting big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耐える">
            <text:p>耐える</text:p>
          </table:table-cell>
          <table:table-cell office:value-type="string" office:value="たえる">
            <text:p>たえる</text:p>
          </table:table-cell>
          <table:table-cell office:value-type="string" office:value="withstand, endure">
            <text:p>withstand, endur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ビルは大地震に耐えられるでしょうか。">
            <text:p>このビルは大地震に耐えられるでしょうか。</text:p>
          </table:table-cell>
          <table:table-cell office:value-type="string" office:value="この ビル は おお じしん に たえられる でしょう か。">
            <text:p>この ビル は おお じしん に たえられる でしょう か。</text:p>
          </table:table-cell>
          <table:table-cell office:value-type="string" office:value="Would this building be able to withstand a big earthquake?">
            <text:p>Would this building be able to withstand a big earthquak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衆">
            <text:p>大衆</text:p>
          </table:table-cell>
          <table:table-cell office:value-type="string" office:value="たいしゅう">
            <text:p>たいしゅう</text:p>
          </table:table-cell>
          <table:table-cell office:value-type="string" office:value="general public, mass">
            <text:p>general public, m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能はもともと大衆の文化でした。">
            <text:p>能はもともと大衆の文化でした。</text:p>
          </table:table-cell>
          <table:table-cell office:value-type="string" office:value="のう は もともと たいしゅう の ぶんか でした。">
            <text:p>のう は もともと たいしゅう の ぶんか でした。</text:p>
          </table:table-cell>
          <table:table-cell office:value-type="string" office:value="The Noh drama was originally part of mass culture.">
            <text:p>The Noh drama was originally part of mass cul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勢力">
            <text:p>勢力</text:p>
          </table:table-cell>
          <table:table-cell office:value-type="string" office:value="せいりょく">
            <text:p>せいりょく</text:p>
          </table:table-cell>
          <table:table-cell office:value-type="string" office:value="influence, power">
            <text:p>influence,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頃は、ローマが勢力を伸ばしていました。">
            <text:p>この頃は、ローマが勢力を伸ばしていました。</text:p>
          </table:table-cell>
          <table:table-cell office:value-type="string" office:value="この ころ は、ローマ が せいりょく を のばして いました。">
            <text:p>この ころ は、ローマ が せいりょく を のばして いました。</text:p>
          </table:table-cell>
          <table:table-cell office:value-type="string" office:value="At that time Rome was expanding its power.">
            <text:p>At that time Rome was expanding its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報酬">
            <text:p>報酬</text:p>
          </table:table-cell>
          <table:table-cell office:value-type="string" office:value="ほうしゅう">
            <text:p>ほうしゅう</text:p>
          </table:table-cell>
          <table:table-cell office:value-type="string" office:value="compensation, reward">
            <text:p>compensation, rew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仕事の報酬として20万円もらいました。">
            <text:p>その仕事の報酬として20万円もらいました。</text:p>
          </table:table-cell>
          <table:table-cell office:value-type="string" office:value="その しごと の ほうしゅう と して 20 まん えん もらいました。">
            <text:p>その しごと の ほうしゅう と して 20 まん えん もらいました。</text:p>
          </table:table-cell>
          <table:table-cell office:value-type="string" office:value="I got 200,000 yen as a compensation for the work.">
            <text:p>I got 200,000 yen as a compensation for the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向">
            <text:p>動向</text:p>
          </table:table-cell>
          <table:table-cell office:value-type="string" office:value="どうこう">
            <text:p>どうこう</text:p>
          </table:table-cell>
          <table:table-cell office:value-type="string" office:value="trend">
            <text:p>tr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経済の動向は読みにくい。">
            <text:p>今、経済の動向は読みにくい。</text:p>
          </table:table-cell>
          <table:table-cell office:value-type="string" office:value="いま、けいざい の どうこう は よみ にくい。">
            <text:p>いま、けいざい の どうこう は よみ にくい。</text:p>
          </table:table-cell>
          <table:table-cell office:value-type="string" office:value="Economic trends are difficult to read at the moment.">
            <text:p>Economic trends are difficult to read at the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怒り">
            <text:p>怒り</text:p>
          </table:table-cell>
          <table:table-cell office:value-type="string" office:value="いかり">
            <text:p>いかり</text:p>
          </table:table-cell>
          <table:table-cell office:value-type="string" office:value="anger, fury">
            <text:p>anger, fu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怒りを抑えていたの。">
            <text:p>彼は怒りを抑えていたの。</text:p>
          </table:table-cell>
          <table:table-cell office:value-type="string" office:value="かれ は いかり を おさえて いた の。">
            <text:p>かれ は いかり を おさえて いた の。</text:p>
          </table:table-cell>
          <table:table-cell office:value-type="string" office:value="He was suppressing his anger.">
            <text:p>He was suppressing his 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に">
            <text:p>仮に</text:p>
          </table:table-cell>
          <table:table-cell office:value-type="string" office:value="かりに">
            <text:p>かりに</text:p>
          </table:table-cell>
          <table:table-cell office:value-type="string" office:value="supposing that, even if">
            <text:p>supposing that, even i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仮にそれが事実だとしても、もう遅いよ。">
            <text:p>仮にそれが事実だとしても、もう遅いよ。</text:p>
          </table:table-cell>
          <table:table-cell office:value-type="string" office:value="かりに それ が じじつ だ と して も、もう おそい よ。">
            <text:p>かりに それ が じじつ だ と して も、もう おそい よ。</text:p>
          </table:table-cell>
          <table:table-cell office:value-type="string" office:value="Even if it's true, it's too late now.">
            <text:p>Even if it's true, it's too lat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ダウン">
            <text:p>ダウン</text:p>
          </table:table-cell>
          <table:table-cell office:value-type="string" office:value="ダウン">
            <text:p>ダウン</text:p>
          </table:table-cell>
          <table:table-cell office:value-type="string" office:value="down, malfunction">
            <text:p>down, malfun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サーバーがダウンしています。">
            <text:p>サーバーがダウンしています。</text:p>
          </table:table-cell>
          <table:table-cell office:value-type="string" office:value="サーバー が ダウン して います。">
            <text:p>サーバー が ダウン して います。</text:p>
          </table:table-cell>
          <table:table-cell office:value-type="string" office:value="The server is down.">
            <text:p>The server is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近">
            <text:p>身近</text:p>
          </table:table-cell>
          <table:table-cell office:value-type="string" office:value="みぢか">
            <text:p>みぢか</text:p>
          </table:table-cell>
          <table:table-cell office:value-type="string" office:value="near oneself, close to one">
            <text:p>near oneself, close to on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にとって動物は身近な存在です。">
            <text:p>私にとって動物は身近な存在です。</text:p>
          </table:table-cell>
          <table:table-cell office:value-type="string" office:value="わたし にとって どうぶつ は みぢかな そんざい です。">
            <text:p>わたし にとって どうぶつ は みぢかな そんざい です。</text:p>
          </table:table-cell>
          <table:table-cell office:value-type="string" office:value="I feel very close to animals.">
            <text:p>I feel very close to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意">
            <text:p>同意</text:p>
          </table:table-cell>
          <table:table-cell office:value-type="string" office:value="どうい">
            <text:p>どうい</text:p>
          </table:table-cell>
          <table:table-cell office:value-type="string" office:value="consent, agreement">
            <text:p>consent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意見には同意できません。">
            <text:p>彼の意見には同意できません。</text:p>
          </table:table-cell>
          <table:table-cell office:value-type="string" office:value="かれ の いけん に は どうい できません。">
            <text:p>かれ の いけん に は どうい できません。</text:p>
          </table:table-cell>
          <table:table-cell office:value-type="string" office:value="I can't agree with his opinion.">
            <text:p>I can't agree with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想">
            <text:p>構想</text:p>
          </table:table-cell>
          <table:table-cell office:value-type="string" office:value="こうそう">
            <text:p>こうそう</text:p>
          </table:table-cell>
          <table:table-cell office:value-type="string" office:value="concept, plot">
            <text:p>concept, pl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新しい小説の構想を練っているの。">
            <text:p>彼は新しい小説の構想を練っているの。</text:p>
          </table:table-cell>
          <table:table-cell office:value-type="string" office:value="かれ は あたらしい しょうせつ の こうそう を ねって いる の。">
            <text:p>かれ は あたらしい しょうせつ の こうそう を ねって いる の。</text:p>
          </table:table-cell>
          <table:table-cell office:value-type="string" office:value="He's developing a plot for a new novel.">
            <text:p>He's developing a plot for a new no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燃料">
            <text:p>燃料</text:p>
          </table:table-cell>
          <table:table-cell office:value-type="string" office:value="ねんりょう">
            <text:p>ねんりょう</text:p>
          </table:table-cell>
          <table:table-cell office:value-type="string" office:value="fuel">
            <text:p>fu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から燃料がもれていますよ。">
            <text:p>車から燃料がもれていますよ。</text:p>
          </table:table-cell>
          <table:table-cell office:value-type="string" office:value="くるま から ねんりょう が もれて います よ。">
            <text:p>くるま から ねんりょう が もれて います よ。</text:p>
          </table:table-cell>
          <table:table-cell office:value-type="string" office:value="Fuel is leaking from your car.">
            <text:p>Fuel is leaking from your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側面">
            <text:p>側面</text:p>
          </table:table-cell>
          <table:table-cell office:value-type="string" office:value="そくめん">
            <text:p>そくめん</text:p>
          </table:table-cell>
          <table:table-cell office:value-type="string" office:value="side">
            <text:p>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が建物の側面の写真です。">
            <text:p>これが建物の側面の写真です。</text:p>
          </table:table-cell>
          <table:table-cell office:value-type="string" office:value="これ が たてもの の そくめん の しゃしん です。">
            <text:p>これ が たてもの の そくめん の しゃしん です。</text:p>
          </table:table-cell>
          <table:table-cell office:value-type="string" office:value="This is a side-view picture of the building.">
            <text:p>This is a side-view picture of the buil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難">
            <text:p>非難</text:p>
          </table:table-cell>
          <table:table-cell office:value-type="string" office:value="ひなん">
            <text:p>ひなん</text:p>
          </table:table-cell>
          <table:table-cell office:value-type="string" office:value="criticism, blame">
            <text:p>criticism, bla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国民は総理大臣を非難しているね。">
            <text:p>国民は総理大臣を非難しているね。</text:p>
          </table:table-cell>
          <table:table-cell office:value-type="string" office:value="こくみん は そうりだいじん を ひなん して いる ね。">
            <text:p>こくみん は そうりだいじん を ひなん して いる ね。</text:p>
          </table:table-cell>
          <table:table-cell office:value-type="string" office:value="People are criticizing the Prime Minister.">
            <text:p>People are criticizing the Prime Min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良">
            <text:p>不良</text:p>
          </table:table-cell>
          <table:table-cell office:value-type="string" office:value="ふりょう">
            <text:p>ふりょう</text:p>
          </table:table-cell>
          <table:table-cell office:value-type="string" office:value="bad, defective">
            <text:p>bad, defe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不良品を返品したよ。">
            <text:p>不良品を返品したよ。</text:p>
          </table:table-cell>
          <table:table-cell office:value-type="string" office:value="ふりょう ひん を へんぴん した よ。">
            <text:p>ふりょう ひん を へんぴん した よ。</text:p>
          </table:table-cell>
          <table:table-cell office:value-type="string" office:value="I returned the defective product.">
            <text:p>I returned the defective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術">
            <text:p>美術</text:p>
          </table:table-cell>
          <table:table-cell office:value-type="string" office:value="びじゅつ">
            <text:p>びじゅつ</text:p>
          </table:table-cell>
          <table:table-cell office:value-type="string" office:value="art, fine arts">
            <text:p>art, fine ar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弟は美術を専攻しています。">
            <text:p>弟は美術を専攻しています。</text:p>
          </table:table-cell>
          <table:table-cell office:value-type="string" office:value="おとうと は びじゅつ を せんこう して います。">
            <text:p>おとうと は びじゅつ を せんこう して います。</text:p>
          </table:table-cell>
          <table:table-cell office:value-type="string" office:value="My little brother is majoring in fine art.">
            <text:p>My little brother is majoring in fine 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説">
            <text:p>伝説</text:p>
          </table:table-cell>
          <table:table-cell office:value-type="string" office:value="でんせつ">
            <text:p>でんせつ</text:p>
          </table:table-cell>
          <table:table-cell office:value-type="string" office:value="legend">
            <text:p>leg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数々の伝説を残しました。">
            <text:p>彼は数々の伝説を残しました。</text:p>
          </table:table-cell>
          <table:table-cell office:value-type="string" office:value="かれ は かずかず の でんせつ を のこしました。">
            <text:p>かれ は かずかず の でんせつ を のこしました。</text:p>
          </table:table-cell>
          <table:table-cell office:value-type="string" office:value="He left a number of legends.">
            <text:p>He left a number of leg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意">
            <text:p>決意</text:p>
          </table:table-cell>
          <table:table-cell office:value-type="string" office:value="けつい">
            <text:p>けつい</text:p>
          </table:table-cell>
          <table:table-cell office:value-type="string" office:value="resolution, determination">
            <text:p>resolution, deter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決意は堅いな。">
            <text:p>彼の決意は堅いな。</text:p>
          </table:table-cell>
          <table:table-cell office:value-type="string" office:value="かれ の けつい は かたい な。">
            <text:p>かれ の けつい は かたい な。</text:p>
          </table:table-cell>
          <table:table-cell office:value-type="string" office:value="His determination is firm.">
            <text:p>His determination is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沿う">
            <text:p>沿う</text:p>
          </table:table-cell>
          <table:table-cell office:value-type="string" office:value="そう">
            <text:p>そう</text:p>
          </table:table-cell>
          <table:table-cell office:value-type="string" office:value="follow along">
            <text:p>follow a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川に沿って歩いたんだ。">
            <text:p>川に沿って歩いたんだ。</text:p>
          </table:table-cell>
          <table:table-cell office:value-type="string" office:value="かわ に そって あるいた ん だ。">
            <text:p>かわ に そって あるいた ん だ。</text:p>
          </table:table-cell>
          <table:table-cell office:value-type="string" office:value="I walked along the river.">
            <text:p>I walked along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軸">
            <text:p>軸</text:p>
          </table:table-cell>
          <table:table-cell office:value-type="string" office:value="じく">
            <text:p>じく</text:p>
          </table:table-cell>
          <table:table-cell office:value-type="string" office:value="axis">
            <text:p>ax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線を軸にして図形を回転してください。">
            <text:p>この線を軸にして図形を回転してください。</text:p>
          </table:table-cell>
          <table:table-cell office:value-type="string" office:value="この せん を じく に して ずけい を かいてん して ください。">
            <text:p>この せん を じく に して ずけい を かいてん して ください。</text:p>
          </table:table-cell>
          <table:table-cell office:value-type="string" office:value="Take this line as the axis and rotate the figure.">
            <text:p>Take this line as the axis and rotate the fig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り立つ">
            <text:p>成り立つ</text:p>
          </table:table-cell>
          <table:table-cell office:value-type="string" office:value="なりたつ">
            <text:p>なりたつ</text:p>
          </table:table-cell>
          <table:table-cell office:value-type="string" office:value="consist of, depend on">
            <text:p>consist of, depen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島は観光で成り立っています。">
            <text:p>この島は観光で成り立っています。</text:p>
          </table:table-cell>
          <table:table-cell office:value-type="string" office:value="この しま は かんこう で なりたって います。">
            <text:p>この しま は かんこう で なりたって います。</text:p>
          </table:table-cell>
          <table:table-cell office:value-type="string" office:value="Life on this island depends on its sightseeing business.">
            <text:p>Life on this island depends on its sightseeing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兵器">
            <text:p>兵器</text:p>
          </table:table-cell>
          <table:table-cell office:value-type="string" office:value="へいき">
            <text:p>へいき</text:p>
          </table:table-cell>
          <table:table-cell office:value-type="string" office:value="arms, weapon">
            <text:p>arms, weap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国は強力な兵器を持っている。">
            <text:p>あの国は強力な兵器を持っている。</text:p>
          </table:table-cell>
          <table:table-cell office:value-type="string" office:value="あの くに は きょうりょくな へいき を もって いる。">
            <text:p>あの くに は きょうりょくな へいき を もって いる。</text:p>
          </table:table-cell>
          <table:table-cell office:value-type="string" office:value="That country has powerful weapons.">
            <text:p>That country has powerful weap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古代">
            <text:p>古代</text:p>
          </table:table-cell>
          <table:table-cell office:value-type="string" office:value="こだい">
            <text:p>こだい</text:p>
          </table:table-cell>
          <table:table-cell office:value-type="string" office:value="ancient times">
            <text:p>ancient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古代の歴史について勉強しました。">
            <text:p>古代の歴史について勉強しました。</text:p>
          </table:table-cell>
          <table:table-cell office:value-type="string" office:value="こだい の れきし について べんきょう しました。">
            <text:p>こだい の れきし について べんきょう しました。</text:p>
          </table:table-cell>
          <table:table-cell office:value-type="string" office:value="I studied ancient history.">
            <text:p>I studied ancient hi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抗議">
            <text:p>抗議</text:p>
          </table:table-cell>
          <table:table-cell office:value-type="string" office:value="こうぎ">
            <text:p>こうぎ</text:p>
          </table:table-cell>
          <table:table-cell office:value-type="string" office:value="protest">
            <text:p>prot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発言に対してたくさんの抗議があったよ。">
            <text:p>彼の発言に対してたくさんの抗議があったよ。</text:p>
          </table:table-cell>
          <table:table-cell office:value-type="string" office:value="かれ の はつげん に たいして たくさん の こうぎ が あった よ。">
            <text:p>かれ の はつげん に たいして たくさん の こうぎ が あった よ。</text:p>
          </table:table-cell>
          <table:table-cell office:value-type="string" office:value="His remark provoked a lot of protesting claims.">
            <text:p>His remark provoked a lot of protesting clai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涯">
            <text:p>生涯</text:p>
          </table:table-cell>
          <table:table-cell office:value-type="string" office:value="しょうがい">
            <text:p>しょうがい</text:p>
          </table:table-cell>
          <table:table-cell office:value-type="string" office:value="life, lifetime">
            <text:p>life, life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80年の生涯を閉じました。">
            <text:p>彼は80年の生涯を閉じました。</text:p>
          </table:table-cell>
          <table:table-cell office:value-type="string" office:value="かれ は 80 ねん の しょうがい を とじました。">
            <text:p>かれ は 80 ねん の しょうがい を とじました。</text:p>
          </table:table-cell>
          <table:table-cell office:value-type="string" office:value="His 80 years of life came to an end.">
            <text:p>His 80 years of life came to an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率">
            <text:p>比率</text:p>
          </table:table-cell>
          <table:table-cell office:value-type="string" office:value="ひりつ">
            <text:p>ひりつ</text:p>
          </table:table-cell>
          <table:table-cell office:value-type="string" office:value="ratio, proportion">
            <text:p>ratio, pro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IT業界は女性の比率が低い。">
            <text:p>IT業界は女性の比率が低い。</text:p>
          </table:table-cell>
          <table:table-cell office:value-type="string" office:value="アイティー ぎょうかい は じょせい の ひりつ が ひくい。">
            <text:p>アイティー ぎょうかい は じょせい の ひりつ が ひくい。</text:p>
          </table:table-cell>
          <table:table-cell office:value-type="string" office:value="The ratio of female workers in the IT industry is low.">
            <text:p>The ratio of female workers in the IT industry is 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ズ">
            <text:p>ジャズ</text:p>
          </table:table-cell>
          <table:table-cell office:value-type="string" office:value="ジャズ">
            <text:p>ジャズ</text:p>
          </table:table-cell>
          <table:table-cell office:value-type="string" office:value="jazz">
            <text:p>jazz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夜、ジャズを聴きにいきました。">
            <text:p>昨日の夜、ジャズを聴きにいきました。</text:p>
          </table:table-cell>
          <table:table-cell office:value-type="string" office:value="きのう の よる 、 ジャズ を きき に いきました 。">
            <text:p>きのう の よる 、 ジャズ を きき に いきました 。</text:p>
          </table:table-cell>
          <table:table-cell office:value-type="string" office:value="I went to a jazz concert last night.">
            <text:p>I went to a jazz concert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誤る">
            <text:p>誤る</text:p>
          </table:table-cell>
          <table:table-cell office:value-type="string" office:value="あやまる">
            <text:p>あやまる</text:p>
          </table:table-cell>
          <table:table-cell office:value-type="string" office:value="make a wrong decision, do something wrong">
            <text:p>make a wrong decision, do something wr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機械の操作を誤った。">
            <text:p>彼は機械の操作を誤った。</text:p>
          </table:table-cell>
          <table:table-cell office:value-type="string" office:value="かれ は きかい の そうさ を あやまった。">
            <text:p>かれ は きかい の そうさ を あやまった。</text:p>
          </table:table-cell>
          <table:table-cell office:value-type="string" office:value="He made a mistake operating the machine.">
            <text:p>He made a mistake operating the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守">
            <text:p>保守</text:p>
          </table:table-cell>
          <table:table-cell office:value-type="string" office:value="ほしゅ">
            <text:p>ほしゅ</text:p>
          </table:table-cell>
          <table:table-cell office:value-type="string" office:value="conservation, keeping up">
            <text:p>conservation, keeping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村は伝統を保守している。">
            <text:p>あの村は伝統を保守している。</text:p>
          </table:table-cell>
          <table:table-cell office:value-type="string" office:value="あの むら は でんとう を ほしゅ して いる。">
            <text:p>あの むら は でんとう を ほしゅ して いる。</text:p>
          </table:table-cell>
          <table:table-cell office:value-type="string" office:value="People in that village keep up traditions.">
            <text:p>People in that village keep up tra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欠く">
            <text:p>欠く</text:p>
          </table:table-cell>
          <table:table-cell office:value-type="string" office:value="かく">
            <text:p>かく</text:p>
          </table:table-cell>
          <table:table-cell office:value-type="string" office:value="lack">
            <text:p>l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態度は誠意を欠いています。">
            <text:p>彼の態度は誠意を欠いています。</text:p>
          </table:table-cell>
          <table:table-cell office:value-type="string" office:value="かれ の たいど は せいい を かいて います。">
            <text:p>かれ の たいど は せいい を かいて います。</text:p>
          </table:table-cell>
          <table:table-cell office:value-type="string" office:value="His attitude lacks sincerity.">
            <text:p>His attitude lacks sincer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話">
            <text:p>対話</text:p>
          </table:table-cell>
          <table:table-cell office:value-type="string" office:value="たいわ">
            <text:p>たいわ</text:p>
          </table:table-cell>
          <table:table-cell office:value-type="string" office:value="dialogue, conversation">
            <text:p>dialogue, convers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親子の対話は大切だよ。">
            <text:p>親子の対話は大切だよ。</text:p>
          </table:table-cell>
          <table:table-cell office:value-type="string" office:value="おやこ の たいわ は たいせつ だ よ。">
            <text:p>おやこ の たいわ は たいせつ だ よ。</text:p>
          </table:table-cell>
          <table:table-cell office:value-type="string" office:value="Conversation between a parent and a child is important.">
            <text:p>Conversation between a parent and a child is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極端">
            <text:p>極端</text:p>
          </table:table-cell>
          <table:table-cell office:value-type="string" office:value="きょくたん">
            <text:p>きょくたん</text:p>
          </table:table-cell>
          <table:table-cell office:value-type="string" office:value="extreme">
            <text:p>extrem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れは極端な意見だね。">
            <text:p>それは極端な意見だね。</text:p>
          </table:table-cell>
          <table:table-cell office:value-type="string" office:value="それ は きょくたんな いけん だ ね。">
            <text:p>それ は きょくたんな いけん だ ね。</text:p>
          </table:table-cell>
          <table:table-cell office:value-type="string" office:value="That's an extreme idea.">
            <text:p>That's an extreme id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義">
            <text:p>正義</text:p>
          </table:table-cell>
          <table:table-cell office:value-type="string" office:value="せいぎ">
            <text:p>せいぎ</text:p>
          </table:table-cell>
          <table:table-cell office:value-type="string" office:value="justice, rightness">
            <text:p>justice, right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世に正義はないのだろうか。">
            <text:p>この世に正義はないのだろうか。</text:p>
          </table:table-cell>
          <table:table-cell office:value-type="string" office:value="この よ に せいぎ は ない の だろう か。">
            <text:p>この よ に せいぎ は ない の だろう か。</text:p>
          </table:table-cell>
          <table:table-cell office:value-type="string" office:value="Is there no justice in this world?">
            <text:p>Is there no justice in this worl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襲う">
            <text:p>襲う</text:p>
          </table:table-cell>
          <table:table-cell office:value-type="string" office:value="おそう">
            <text:p>おそう</text:p>
          </table:table-cell>
          <table:table-cell office:value-type="string" office:value="raid, attack">
            <text:p>raid, att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山で登山客が熊に襲われたよ。">
            <text:p>山で登山客が熊に襲われたよ。</text:p>
          </table:table-cell>
          <table:table-cell office:value-type="string" office:value="やま で とざん きゃく が くま に おそわれた よ。">
            <text:p>やま で とざん きゃく が くま に おそわれた よ。</text:p>
          </table:table-cell>
          <table:table-cell office:value-type="string" office:value="Climbers were attacked by a bear in the mountain.">
            <text:p>Climbers were attacked by a bear in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格">
            <text:p>人格</text:p>
          </table:table-cell>
          <table:table-cell office:value-type="string" office:value="じんかく">
            <text:p>じんかく</text:p>
          </table:table-cell>
          <table:table-cell office:value-type="string" office:value="personality, one's human qualities">
            <text:p>personality, one's human qual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の人格を尊敬しています。">
            <text:p>私は彼の人格を尊敬しています。</text:p>
          </table:table-cell>
          <table:table-cell office:value-type="string" office:value="わたし は かれ の じんかく を そんけい して います。">
            <text:p>わたし は かれ の じんかく を そんけい して います。</text:p>
          </table:table-cell>
          <table:table-cell office:value-type="string" office:value="I respect his personality.">
            <text:p>I respect his person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欲">
            <text:p>意欲</text:p>
          </table:table-cell>
          <table:table-cell office:value-type="string" office:value="いよく">
            <text:p>いよく</text:p>
          </table:table-cell>
          <table:table-cell office:value-type="string" office:value="morale, motivation">
            <text:p>morale, motiv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仕事に意欲を燃やしています。">
            <text:p>彼は仕事に意欲を燃やしています。</text:p>
          </table:table-cell>
          <table:table-cell office:value-type="string" office:value="かれ は しごと に いよく を もやして います。">
            <text:p>かれ は しごと に いよく を もやして います。</text:p>
          </table:table-cell>
          <table:table-cell office:value-type="string" office:value="He is motivated to work.">
            <text:p>He is motivated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離">
            <text:p>分離</text:p>
          </table:table-cell>
          <table:table-cell office:value-type="string" office:value="ぶんり">
            <text:p>ぶんり</text:p>
          </table:table-cell>
          <table:table-cell office:value-type="string" office:value="separation, split">
            <text:p>separation, spl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自民党から新しい党が分離した。">
            <text:p>自民党から新しい党が分離した。</text:p>
          </table:table-cell>
          <table:table-cell office:value-type="string" office:value="じみんとう から あたらしい とう が ぶんり した。">
            <text:p>じみんとう から あたらしい とう が ぶんり した。</text:p>
          </table:table-cell>
          <table:table-cell office:value-type="string" office:value="A new party has separately emerged from the Liberal-Democratic Party.">
            <text:p>A new party has separately emerged from the Liberal-Democratic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良">
            <text:p>改良</text:p>
          </table:table-cell>
          <table:table-cell office:value-type="string" office:value="かいりょう">
            <text:p>かいりょう</text:p>
          </table:table-cell>
          <table:table-cell office:value-type="string" office:value="improvement of machinery, land, product models, etc.">
            <text:p>improvement of machinery, land, product models, etc.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では絶えず米の品種を改良しているの。">
            <text:p>日本では絶えず米の品種を改良しているの。</text:p>
          </table:table-cell>
          <table:table-cell office:value-type="string" office:value="にっぽん で は たえず こめ の ひんしゅ を かいりょう して いる の。">
            <text:p>にっぽん で は たえず こめ の ひんしゅ を かいりょう して いる の。</text:p>
          </table:table-cell>
          <table:table-cell office:value-type="string" office:value="Japan is constantly working on the improvement of rice varieties.">
            <text:p>Japan is constantly working on the improvement of rice varie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軽">
            <text:p>気軽</text:p>
          </table:table-cell>
          <table:table-cell office:value-type="string" office:value="きがる">
            <text:p>きがる</text:p>
          </table:table-cell>
          <table:table-cell office:value-type="string" office:value="casual, easy">
            <text:p>casual, ea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いつでも気軽に遊びにきてください。">
            <text:p>いつでも気軽に遊びにきてください。</text:p>
          </table:table-cell>
          <table:table-cell office:value-type="string" office:value="いつ で も きがる に あそび に きて ください。">
            <text:p>いつ で も きがる に あそび に きて ください。</text:p>
          </table:table-cell>
          <table:table-cell office:value-type="string" office:value="Please feel free to stop by any time.">
            <text:p>Please feel free to stop by any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する">
            <text:p>有する</text:p>
          </table:table-cell>
          <table:table-cell office:value-type="string" office:value="ゆうする">
            <text:p>ゆうする</text:p>
          </table:table-cell>
          <table:table-cell office:value-type="string" office:value="possess, have (qualification etc.)">
            <text:p>possess, have (qualification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資格を有する人のみ応募できます。">
            <text:p>資格を有する人のみ応募できます。</text:p>
          </table:table-cell>
          <table:table-cell office:value-type="string" office:value="しかく を ゆうする ひと のみ おうぼ できます。">
            <text:p>しかく を ゆうする ひと のみ おうぼ できます。</text:p>
          </table:table-cell>
          <table:table-cell office:value-type="string" office:value="Only qualified individuals may apply.">
            <text:p>Only qualified individuals may app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化">
            <text:p>悪化</text:p>
          </table:table-cell>
          <table:table-cell office:value-type="string" office:value="あっか">
            <text:p>あっか</text:p>
          </table:table-cell>
          <table:table-cell office:value-type="string" office:value="worsening, aggravation">
            <text:p>worsening, aggra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手の傷が悪化した。">
            <text:p>手の傷が悪化した。</text:p>
          </table:table-cell>
          <table:table-cell office:value-type="string" office:value="て の きず が あっか した。">
            <text:p>て の きず が あっか した。</text:p>
          </table:table-cell>
          <table:table-cell office:value-type="string" office:value="The wound in my hand has gotten worse.">
            <text:p>The wound in my hand has gotten wo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称">
            <text:p>名称</text:p>
          </table:table-cell>
          <table:table-cell office:value-type="string" office:value="めいしょう">
            <text:p>めいしょう</text:p>
          </table:table-cell>
          <table:table-cell office:value-type="string" office:value="name (of an organization, thing, etc.), title">
            <text:p>name (of an organization, thing, etc.), ti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で製品の名称を考えました。">
            <text:p>みんなで製品の名称を考えました。</text:p>
          </table:table-cell>
          <table:table-cell office:value-type="string" office:value="みんな で せいひん の めいしょう を かんがえました。">
            <text:p>みんな で せいひん の めいしょう を かんがえました。</text:p>
          </table:table-cell>
          <table:table-cell office:value-type="string" office:value="We all thought of a name for the product.">
            <text:p>We all thought of a name for the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線">
            <text:p>無線</text:p>
          </table:table-cell>
          <table:table-cell office:value-type="string" office:value="むせん">
            <text:p>むせん</text:p>
          </table:table-cell>
          <table:table-cell office:value-type="string" office:value="wireless, radio">
            <text:p>wireless, radi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運転手が無線で話していた。">
            <text:p>運転手が無線で話していた。</text:p>
          </table:table-cell>
          <table:table-cell office:value-type="string" office:value="うんてん しゅ が むせん で はなして いた。">
            <text:p>うんてん しゅ が むせん で はなして いた。</text:p>
          </table:table-cell>
          <table:table-cell office:value-type="string" office:value="The driver was talking on the radio.">
            <text:p>The driver was talking on the radio.</text:p>
          </table:table-cell>
          <table:table-cell office:value-type="string" office:value="タクシーの運転手が無線で話していた。">
            <text:p>タクシーの運転手が無線で話していた。</text:p>
          </table:table-cell>
          <table:table-cell office:value-type="string" office:value="タクシー の うんてんしゅ が むせん で はなして いた。">
            <text:p>タクシー の うんてんしゅ が むせん で はなして いた。</text:p>
          </table:table-cell>
          <table:table-cell office:value-type="string" office:value="The taxi driver was talking on the radio.">
            <text:p>The taxi driver was talking on the radi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網">
            <text:p>網</text:p>
          </table:table-cell>
          <table:table-cell office:value-type="string" office:value="あみ">
            <text:p>あみ</text:p>
          </table:table-cell>
          <table:table-cell office:value-type="string" office:value="net">
            <text:p>n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少年は網でそのちょうを捕まえた。">
            <text:p>少年は網でそのちょうを捕まえた。</text:p>
          </table:table-cell>
          <table:table-cell office:value-type="string" office:value="しょうねん は あみ で その ちょう を つかまえた。">
            <text:p>しょうねん は あみ で その ちょう を つかまえた。</text:p>
          </table:table-cell>
          <table:table-cell office:value-type="string" office:value="The boy caught the butterfly with his net.">
            <text:p>The boy caught the butterfly with his 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産">
            <text:p>出産</text:p>
          </table:table-cell>
          <table:table-cell office:value-type="string" office:value="しゅっさん">
            <text:p>しゅっさん</text:p>
          </table:table-cell>
          <table:table-cell office:value-type="string" office:value="childbirth, delivery">
            <text:p>childbirth, delive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女の子を出産したんだ。">
            <text:p>彼女は女の子を出産したんだ。</text:p>
          </table:table-cell>
          <table:table-cell office:value-type="string" office:value="かのじょ は おんなのこ を しゅっさん した ん だ。">
            <text:p>かのじょ は おんなのこ を しゅっさん した ん だ。</text:p>
          </table:table-cell>
          <table:table-cell office:value-type="string" office:value="She gave birth to a girl.">
            <text:p>She gave birth to a gir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業績">
            <text:p>業績</text:p>
          </table:table-cell>
          <table:table-cell office:value-type="string" office:value="ぎょうせき">
            <text:p>ぎょうせき</text:p>
          </table:table-cell>
          <table:table-cell office:value-type="string" office:value="(academic or business) achievement, performance">
            <text:p>(academic or business) achievement,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今月の業績は素晴らしいです。">
            <text:p>彼の今月の業績は素晴らしいです。</text:p>
          </table:table-cell>
          <table:table-cell office:value-type="string" office:value="かれ の こんげつ の ぎょうせき は すばらしい です。">
            <text:p>かれ の こんげつ の ぎょうせき は すばらしい です。</text:p>
          </table:table-cell>
          <table:table-cell office:value-type="string" office:value="His performance this month is incredible.">
            <text:p>His performance this month is incred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して">
            <text:p>まして</text:p>
          </table:table-cell>
          <table:table-cell office:value-type="string" office:value="まして">
            <text:p>まして</text:p>
          </table:table-cell>
          <table:table-cell office:value-type="string" office:value="much more">
            <text:p>much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他人でも悲しいのだから、まして本人はどれほどでしょう。">
            <text:p>他人でも悲しいのだから、まして本人はどれほどでしょう。</text:p>
          </table:table-cell>
          <table:table-cell office:value-type="string" office:value="たにん でも かなしい の だ から まして ほんにん は どれ ほど でしょう。">
            <text:p>たにん でも かなしい の だ から まして ほんにん は どれ ほど でしょう。</text:p>
          </table:table-cell>
          <table:table-cell office:value-type="string" office:value="Even total strangers are mourning, so imagine how the person in question must feel.">
            <text:p>Even total strangers are mourning, so imagine how the person in question must fe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憎らしい">
            <text:p>憎らしい</text:p>
          </table:table-cell>
          <table:table-cell office:value-type="string" office:value="にくらしい">
            <text:p>にくらしい</text:p>
          </table:table-cell>
          <table:table-cell office:value-type="string" office:value="hateful, obnoxious">
            <text:p>hateful, obnoxi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妹は時々憎らしいことを言うんだ。">
            <text:p>妹は時々憎らしいことを言うんだ。</text:p>
          </table:table-cell>
          <table:table-cell office:value-type="string" office:value="いもうと は ときどき にくらしい こと を いう ん だ。">
            <text:p>いもうと は ときどき にくらしい こと を いう ん だ。</text:p>
          </table:table-cell>
          <table:table-cell office:value-type="string" office:value="My little sister sometimes says hateful things.">
            <text:p>My little sister sometimes says hateful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しまい">
            <text:p>おしまい</text:p>
          </table:table-cell>
          <table:table-cell office:value-type="string" office:value="おしまい">
            <text:p>おしまい</text:p>
          </table:table-cell>
          <table:table-cell office:value-type="string" office:value="end">
            <text:p>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話はこれでおしまいです。">
            <text:p>話はこれでおしまいです。</text:p>
          </table:table-cell>
          <table:table-cell office:value-type="string" office:value="はなし は これ で おしまい です。">
            <text:p>はなし は これ で おしまい です。</text:p>
          </table:table-cell>
          <table:table-cell office:value-type="string" office:value="This is the end of the story.">
            <text:p>This is the end of th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塞ぐ">
            <text:p>塞ぐ</text:p>
          </table:table-cell>
          <table:table-cell office:value-type="string" office:value="ふさぐ">
            <text:p>ふさぐ</text:p>
          </table:table-cell>
          <table:table-cell office:value-type="string" office:value="block (something) up, cover in">
            <text:p>block (something) up, cover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まりにうるさかったので耳を塞いだわ。">
            <text:p>あまりにうるさかったので耳を塞いだわ。</text:p>
          </table:table-cell>
          <table:table-cell office:value-type="string" office:value="あまりに うるさかった ので みみ を ふさいだ わ。">
            <text:p>あまりに うるさかった ので みみ を ふさいだ わ。</text:p>
          </table:table-cell>
          <table:table-cell office:value-type="string" office:value="It was too noisy, so I covered my ears.">
            <text:p>It was too noisy, so I covered my 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">
            <text:p>死</text:p>
          </table:table-cell>
          <table:table-cell office:value-type="string" office:value="し">
            <text:p>し</text:p>
          </table:table-cell>
          <table:table-cell office:value-type="string" office:value="death">
            <text:p>d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死を恐れるのは自然なことです。">
            <text:p>死を恐れるのは自然なことです。</text:p>
          </table:table-cell>
          <table:table-cell office:value-type="string" office:value="し を おそれる の は しぜんな こと です。">
            <text:p>し を おそれる の は しぜんな こと です。</text:p>
          </table:table-cell>
          <table:table-cell office:value-type="string" office:value="It's natural to be afraid of death.">
            <text:p>It's natural to be afraid of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">
            <text:p>死</text:p>
          </table:table-cell>
          <table:table-cell office:value-type="string" office:value="し">
            <text:p>し</text:p>
          </table:table-cell>
          <table:table-cell office:value-type="string" office:value="death">
            <text:p>d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死を恐れるのは自然なことです。">
            <text:p>死を恐れるのは自然なことです。</text:p>
          </table:table-cell>
          <table:table-cell office:value-type="string" office:value="し を おそれる の は しぜんな こと です。">
            <text:p>し を おそれる の は しぜんな こと です。</text:p>
          </table:table-cell>
          <table:table-cell office:value-type="string" office:value="It's natural to be afraid of death.">
            <text:p>It's natural to be afraid of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